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13.123cm"/>
    </style:style>
    <style:style style:name="Tabla1.C" style:family="table-column">
      <style:table-column-properties style:column-width="1.191cm"/>
    </style:style>
    <style:style style:name="Tabla1.D" style:family="table-column">
      <style:table-column-properties style:column-width="1.11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35fc7" officeooo:paragraph-rsid="0013efa2"/>
    </style:style>
    <style:style style:name="P2" style:family="paragraph" style:parent-style-name="Text_20_body">
      <style:text-properties officeooo:rsid="0014691e" officeooo:paragraph-rsid="0014691e"/>
    </style:style>
    <style:style style:name="P3" style:family="paragraph" style:parent-style-name="Preformatted_20_Text">
      <style:text-properties officeooo:rsid="00150f5b" officeooo:paragraph-rsid="00150f5b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2b2aa" officeooo:paragraph-rsid="0012b2aa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35fc7" officeooo:paragraph-rsid="00135fc7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3dda2" officeooo:paragraph-rsid="0013dda2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3efa2" officeooo:paragraph-rsid="0013efa2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4691e" officeooo:paragraph-rsid="0014691e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officeooo:rsid="0012b2aa" officeooo:paragraph-rsid="0012b2aa"/>
    </style:style>
    <style:style style:name="T1" style:family="text">
      <style:text-properties officeooo:rsid="0013dda2"/>
    </style:style>
    <style:style style:name="T2" style:family="text">
      <style:text-properties officeooo:rsid="0013efa2"/>
    </style:style>
    <style:style style:name="T3" style:family="text">
      <style:text-properties officeooo:rsid="0014691e"/>
    </style:style>
    <style:style style:name="T4" style:family="text">
      <style:text-properties officeooo:rsid="00150f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storias de usuarios: App Android/App Web.</text:p>
      <text:p text:style-name="P1">Usuarios:Alumnos.</text:p>
      <text:p text:style-name="P1"><text:span text:style-name="T2">Profesor:profesor.</text:span></text:p>
      <text:p text:style-name="P1"><text:span text:style-name="T2">Administrador: Admin del sist.</text:span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Contents">Ident.</text:p>
          </table:table-cell>
          <table:table-cell table:style-name="Tabla1.A1" office:value-type="string">
            <text:p text:style-name="P10">Titulo</text:p>
          </table:table-cell>
          <table:table-cell table:style-name="Tabla1.A1" office:value-type="string">
            <text:p text:style-name="Standard">Estim</text:p>
          </table:table-cell>
          <table:table-cell table:style-name="Tabla1.D1" office:value-type="string">
            <text:p text:style-name="Table_20_Contents">Prio</text:p>
          </table:table-cell>
        </table:table-row>
        <table:table-row>
          <table:table-cell table:style-name="Tabla1.A2" office:value-type="string">
            <text:p text:style-name="P5">HU.1</text:p>
          </table:table-cell>
          <table:table-cell table:style-name="Tabla1.A2" office:value-type="string">
            <text:p text:style-name="P6">Un usuario puede realizar las entregas que le habilite su profesor de cada asignatura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6">HU.2</text:p>
          </table:table-cell>
          <table:table-cell table:style-name="Tabla1.A2" office:value-type="string">
            <text:p text:style-name="P6">Un usuario puede modificar sus entregas realizada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6">HU.<text:span text:style-name="T4">3</text:span></text:p>
          </table:table-cell>
          <table:table-cell table:style-name="Tabla1.A2" office:value-type="string">
            <text:p text:style-name="P6">Un usuario puede borrar el contenido de una de las entrega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6">HU.4</text:p>
          </table:table-cell>
          <table:table-cell table:style-name="Tabla1.A2" office:value-type="string">
            <text:p text:style-name="P6">Un usuario puede consultar las calificaciones de las distintas entregas que realice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6">HU.5</text:p>
          </table:table-cell>
          <table:table-cell table:style-name="Tabla1.A2" office:value-type="string">
            <text:p text:style-name="P6">Un usuario puede listar las entregas que ha realizado por asignatura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6">HU.6</text:p>
          </table:table-cell>
          <table:table-cell table:style-name="Tabla1.A2" office:value-type="string">
            <text:p text:style-name="P6">Un usuario puede descargar el contenido de su entrega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6">HU.7</text:p>
            <text:p text:style-name="P6"/>
          </table:table-cell>
          <table:table-cell table:style-name="Tabla1.A2" office:value-type="string">
            <text:p text:style-name="P6">Un usuario puede listar las asignaturas en las que esta matriculado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6">HU.8</text:p>
          </table:table-cell>
          <table:table-cell table:style-name="Tabla1.A2" office:value-type="string">
            <text:p text:style-name="P6">Un usuario puede acceder a cada una de las asignaturas en las que esta matriculado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6">HU.9</text:p>
          </table:table-cell>
          <table:table-cell table:style-name="Tabla1.A2" office:value-type="string">
            <text:p text:style-name="P6">Un usuario puede acceder al contenido de cada asignatura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6">HU.1<text:span text:style-name="T1">0</text:span></text:p>
          </table:table-cell>
          <table:table-cell table:style-name="Tabla1.A2" office:value-type="string">
            <text:p text:style-name="P6">Un usuario puede descargar el contenido de sus asignatura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>HU.11</text:p>
          </table:table-cell>
          <table:table-cell table:style-name="Tabla1.A2" office:value-type="string">
            <text:p text:style-name="P6">Un usuario <text:span text:style-name="T1">para acceder al sistema debe estar registrado y usar un login.</text:span>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>HU.12</text:p>
          </table:table-cell>
          <table:table-cell table:style-name="Tabla1.A2" office:value-type="string">
            <text:p text:style-name="P7">Un usuario puede enviar mensajes privados a los distintos usuario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>HU.13</text:p>
          </table:table-cell>
          <table:table-cell table:style-name="Tabla1.A2" office:value-type="string">
            <text:p text:style-name="P7">Un profesor puede enviar circulares por correo interno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>HU.14</text:p>
          </table:table-cell>
          <table:table-cell table:style-name="Tabla1.A2" office:value-type="string">
            <text:p text:style-name="P7">Un usuario puede visualizar su perfil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>HU.15</text:p>
          </table:table-cell>
          <table:table-cell table:style-name="Tabla1.A2" office:value-type="string">
            <text:p text:style-name="P7">Un usuario puede modificar su perfil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>HU.16</text:p>
          </table:table-cell>
          <table:table-cell table:style-name="Tabla1.A2" office:value-type="string">
            <text:p text:style-name="P7">Un usuario puede ver perfiles de otros usuario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>HU.17</text:p>
          </table:table-cell>
          <table:table-cell table:style-name="Tabla1.A2" office:value-type="string">
            <text:p text:style-name="P7">Un usuario puede ver los mensajes enviado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>HU.18</text:p>
          </table:table-cell>
          <table:table-cell table:style-name="Tabla1.A2" office:value-type="string">
            <text:p text:style-name="P7">Un usuario puede ver los mensajes recibido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>HU.19</text:p>
          </table:table-cell>
          <table:table-cell table:style-name="Tabla1.A2" office:value-type="string">
            <text:p text:style-name="P7">Un profesor puede habilitar una entrega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>HU.20</text:p>
          </table:table-cell>
          <table:table-cell table:style-name="Tabla1.A2" office:value-type="string">
            <text:p text:style-name="P7">Un profesor puede hacerla visible a sus usuario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>HU.21</text:p>
          </table:table-cell>
          <table:table-cell table:style-name="Tabla1.A2" office:value-type="string">
            <text:p text:style-name="P7">Un profesor puede acceder a los distintos contenidos de una entrega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>HU.22</text:p>
          </table:table-cell>
          <table:table-cell table:style-name="Tabla1.A2" office:value-type="string">
            <text:p text:style-name="P7">Un profesor puede modificar las condiciones de una entrega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>HU.23</text:p>
          </table:table-cell>
          <table:table-cell table:style-name="Tabla1.A2" office:value-type="string">
            <text:p text:style-name="P7">Un profesor puede hacer visible una entrega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8">HU.24</text:p>
          </table:table-cell>
          <table:table-cell table:style-name="Tabla1.A2" office:value-type="string">
            <text:p text:style-name="P7">Un profesor puede ocultar una entrega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8">HU.25</text:p>
          </table:table-cell>
          <table:table-cell table:style-name="Tabla1.A2" office:value-type="string">
            <text:p text:style-name="P7">Un profesor puede eliminar la entrega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8">HU.26</text:p>
          </table:table-cell>
          <table:table-cell table:style-name="Tabla1.A2" office:value-type="string">
            <text:p text:style-name="P7">Un profesor puede calificar las entregas que realicen los alumno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8">HU.27</text:p>
          </table:table-cell>
          <table:table-cell table:style-name="Tabla1.A2" office:value-type="string">
            <text:p text:style-name="P7">Un profesor puede publicar las calificacione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8">HU.28</text:p>
          </table:table-cell>
          <table:table-cell table:style-name="Tabla1.A2" office:value-type="string">
            <text:p text:style-name="P7">Un profesor puede ocultar las calificacione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8">HU.29</text:p>
          </table:table-cell>
          <table:table-cell table:style-name="Tabla1.A2" office:value-type="string">
            <text:p text:style-name="P7">Un profesor puede modificar las calificacione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8">HU.30</text:p>
          </table:table-cell>
          <table:table-cell table:style-name="Tabla1.A2" office:value-type="string">
            <text:p text:style-name="P7">Un profesor puede eliminar las calificacione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ext:soft-page-break/>
        <table:table-row>
          <table:table-cell table:style-name="Tabla1.A2" office:value-type="string">
            <text:p text:style-name="P8">HU.31</text:p>
          </table:table-cell>
          <table:table-cell table:style-name="Tabla1.A2" office:value-type="string">
            <text:p text:style-name="P8">Un profesor puede crear y habilitar grupos de practicas de su asignatura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8">HU.32</text:p>
          </table:table-cell>
          <table:table-cell table:style-name="Tabla1.A2" office:value-type="string">
            <text:p text:style-name="P8">Un usuario puede matricularse en el grupo de practicas que mejor le venga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8">HU.33</text:p>
          </table:table-cell>
          <table:table-cell table:style-name="Tabla1.A2" office:value-type="string">
            <text:p text:style-name="P8">Un administrador puede listar los usuarios(alum/prof)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8">HU.34</text:p>
          </table:table-cell>
          <table:table-cell table:style-name="Tabla1.A2" office:value-type="string">
            <text:p text:style-name="P8">Un administrador va a dar de alta a los usuarios(alum/prof)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8">Hu.35</text:p>
          </table:table-cell>
          <table:table-cell table:style-name="Tabla1.A2" office:value-type="string">
            <text:p text:style-name="P8">Un administrador va a dar de baja a los usuarios(alum/prof)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8">HU.36</text:p>
          </table:table-cell>
          <table:table-cell table:style-name="Tabla1.A2" office:value-type="string">
            <text:p text:style-name="P8">Un administrador va a dar de alta a un usuario en sus asignaturas matriculada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9">HU.37</text:p>
          </table:table-cell>
          <table:table-cell table:style-name="Tabla1.A2" office:value-type="string">
            <text:p text:style-name="P9">Un administrador va a asignar a uno o mas profesores en las asignaturas que imparten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9">HU.38</text:p>
          </table:table-cell>
          <table:table-cell table:style-name="Tabla1.A2" office:value-type="string">
            <text:p text:style-name="P8">Un administrador va a dar de <text:span text:style-name="T3">baja</text:span> a un usuario en sus asignaturas matriculada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9">HU.39</text:p>
          </table:table-cell>
          <table:table-cell table:style-name="Tabla1.A2" office:value-type="string">
            <text:p text:style-name="P9">Un administrador va a asignar a uno o mas profesores en las asignaturas que imparten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9">HU.40</text:p>
          </table:table-cell>
          <table:table-cell table:style-name="Tabla1.A2" office:value-type="string">
            <text:p text:style-name="P9">Un administrador va a dar de baja a usuarios que han superado la asignatura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9">HU.41</text:p>
          </table:table-cell>
          <table:table-cell table:style-name="Tabla1.A2" office:value-type="string">
            <text:p text:style-name="P9">El sistema crea estadísticas en función de aprobados y suspenso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9">HU.42</text:p>
          </table:table-cell>
          <table:table-cell table:style-name="Tabla1.A2" office:value-type="string">
            <text:p text:style-name="P9">Un administrador/profesor puede acceder a las estadísticas de una o mas asignaturas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9">HU.43</text:p>
          </table:table-cell>
          <table:table-cell table:style-name="Tabla1.A2" office:value-type="string">
            <text:p text:style-name="P9">El sistema envía notificaciones a los alumnos cuando se realiza un evento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9">HU.44</text:p>
          </table:table-cell>
          <table:table-cell table:style-name="Tabla1.A2" office:value-type="string">
            <text:p text:style-name="P9">El sistema envía notificaciones a los alumnos cuando falte un día para que termine un evento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9">HU.45</text:p>
          </table:table-cell>
          <table:table-cell table:style-name="Tabla1.A2" office:value-type="string">
            <text:p text:style-name="P9">El sistema envía notificaciones a los alumnos cuando se recibe un mensaje.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9">HU.46</text:p>
          </table:table-cell>
          <table:table-cell table:style-name="Tabla1.A2" office:value-type="string">
            <text:p text:style-name="P9">El sistema envía notificaciones cuando el profesor habilita una entrega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9">HU.47</text:p>
          </table:table-cell>
          <table:table-cell table:style-name="Tabla1.A2" office:value-type="string">
            <text:p text:style-name="P9">El sistema envía notificaciones cuando el alumno realiza una entrega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</table:table>
      <text:p text:style-name="Preformatted_20_Text"/>
      <text:p text:style-name="P3">Iteraciones= 3</text:p>
      <text:p text:style-name="P3"/>
      <text:p text:style-name="P3">Iteracion 1=</text:p>
      <text:p text:style-name="P3"><text:tab/><text:tab/></text:p>
      <text:p text:style-name="P3">Iteracion 2=</text:p>
      <text:p text:style-name="P3"/>
      <text:p text:style-name="P3">Iteracion 3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6T13:15:17.163191122</dc:date>
    <dc:creator>Reyic </dc:creator>
    <meta:editing-duration>PT19M8S</meta:editing-duration>
    <meta:editing-cycles>2</meta:editing-cycles>
    <meta:generator>LibreOffice/4.4.3.2$Linux_X86_64 LibreOffice_project/40m0$Build-2</meta:generator>
    <meta:document-statistic meta:table-count="1" meta:image-count="0" meta:object-count="0" meta:page-count="2" meta:paragraph-count="107" meta:word-count="536" meta:character-count="3324" meta:non-whitespace-character-count="2891"/>
  </office:meta>
</office:document-meta>
</file>